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RequestWrapper.setMultipartRequestWrapper( MultipartRequestWrapper multipartRequestW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Wrapper.setReturningFromActionIntercept( boolean returningFromActionInterce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Wrapper.getPreviousPageInfo( boolean remov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FlowRequestWrapper.setProcessPopulateAlreadyCalled( boolean processPopulateAlreadyCal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Wrapper.isForwarded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Wrapper.isReturningFromNe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Wrapper.setExceptionBeingHandled( Throwable 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Wrapper.setViewRenderer( ViewRenderer viewRende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Wrapper.setOriginalServletPath( String originalServle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Wrapper.PageFlowRequestWrapper( HttpServletRequest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Wrapper.isStayInCurrent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Wrapper.setReturningFromNesting( boolean returningFromNes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Wrapper.setPageFlowScopedFormName( String pageFlowScopedFor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Wrapper.getCharacterEnco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RequestWrapper.getView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Wrapper.getOriginalServl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Wrapper.setScopedLookup( boolean scopedLoo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Wrapper.unwrap( ServletRequest servlet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geFlowRequestWrapper.getMultipartRequest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Wrapper.isForwardedByBut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Wrapper.wrapRequest( HttpServletRequest req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geFlowRequestWrapper.setForwardedByButton( boolean forwardedByButt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Wrapper.isReturningFromActionInterce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Wrapper.initFrom( PageFlowRequestWrapper w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Wrapper.get( ServletRequest servlet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FlowRequestWrapper.getHttp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Wrapper.getPageFlowScopedForm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Wrapper.setStayInCurrentModule( boolean stayInCurrent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Wrapper.isProcessPopulateAlreadyC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Wrapper.isScopedLook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Wrapper.setPreviousPageInfo( PreviousPageInfo previousPage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Wrapper.setForwardedRequestCount(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Wrapper.getExceptionBeingHand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Wrapper.setCurrentFlowController( FlowController currentFlowControl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Wrapper.getForwardedRequest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Wrapper.getCurrentFlow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